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A6000002F2B6878CC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Times New Roman" fo:font-size="24pt" style:font-size-asian="20pt" style:font-size-complex="20pt"/>
    </style:style>
    <style:style style:name="P3" style:family="paragraph">
      <loext:graphic-properties draw:fill="none" draw:fill-color="#ffffff"/>
      <style:text-properties style:font-name="Times New Roman" fo:font-size="24pt" style:font-size-asian="20pt" style:font-size-complex="20pt"/>
    </style:style>
    <style:style style:name="P4" style:family="paragraph">
      <style:text-properties style:font-name="Times New Roman" fo:font-size="22pt" style:font-size-asian="20pt" style:font-size-complex="20pt"/>
    </style:style>
    <style:style style:name="P5" style:family="paragraph">
      <loext:graphic-properties draw:fill="none" draw:fill-color="#ffffff"/>
      <style:text-properties style:font-name="Times New Roman" fo:font-size="22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style:font-name="Times New Roman" style:font-size-asian="20pt" style:font-size-complex="20pt"/>
    </style:style>
    <style:style style:name="T2" style:family="text">
      <style:text-properties style:text-position="sub 58%" style:font-name="Times New Roman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4.711cm" svg:height="19.949cm" svg:x="0.131cm" svg:y="0.099cm">
          <draw:image xlink:href="Pictures/10000201000003A6000002F2B6878CCA.png" xlink:type="simple" xlink:show="embed" xlink:actuate="onLoad">
            <text:p/>
          </draw:image>
        </draw:frame>
        <draw:line draw:style-name="gr2" draw:text-style-name="P1" draw:layer="layout" svg:x1="7.41cm" svg:y1="9.75cm" svg:x2="7.41cm" svg:y2="11.96cm">
          <text:p/>
        </draw:line>
        <draw:frame draw:style-name="gr3" draw:text-style-name="P3" draw:layer="layout" svg:width="1.49cm" svg:height="1.478cm" svg:x="6.31cm" svg:y="10.15cm">
          <draw:text-box>
            <text:p text:style-name="P2"><text:span text:style-name="T1">E</text:span><text:span text:style-name="T2">g</text:span></text:p>
          </draw:text-box>
        </draw:frame>
        <draw:frame draw:style-name="gr3" draw:text-style-name="P5" draw:layer="layout" svg:width="1.49cm" svg:height="1.41cm" svg:x="9.41cm" svg:y="11.55cm">
          <draw:text-box>
            <text:p text:style-name="P4"><text:span text:style-name="T1">hh</text:span></text:p>
          </draw:text-box>
        </draw:frame>
        <draw:frame draw:style-name="gr3" draw:text-style-name="P5" draw:layer="layout" svg:width="1.49cm" svg:height="1.41cm" svg:x="9.41cm" svg:y="13.25cm">
          <draw:text-box>
            <text:p text:style-name="P4"><text:span text:style-name="T1">l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Standard" style:page-layout-name="PM1" draw:style-name="Mdp1">
      <draw:frame presentation:style-name="Standard-title" draw:layer="backgroundobjects" svg:width="22.499cm" svg:height="3.339cm" svg:x="1.25cm" svg:y="0.797cm" presentation:class="title" presentation:placeholder="true">
        <draw:text-box/>
      </draw:frame>
      <draw:frame presentation:style-name="Standard-outline1" draw:layer="backgroundobjects" svg:width="22.499cm" svg:height="11.599cm" svg:x="1.25cm" svg:y="4.68cm" presentation:class="outline" presentation:placeholder="true">
        <draw:text-box/>
      </draw:frame>
      <draw:frame presentation:style-name="Mpr1" draw:text-style-name="MP2" draw:layer="backgroundobjects" svg:width="5.824cm" svg:height="1.379cm" svg:x="1.25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379cm" svg:x="8.55cm" svg:y="18.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379cm" svg:x="17.925cm" svg:y="18.2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8:01:23.131000000</meta:creation-date>
    <dc:date>2017-10-05T16:16:38.891000000</dc:date>
    <meta:editing-duration>PT16M9S</meta:editing-duration>
    <meta:editing-cycles>2</meta:editing-cycles>
    <meta:generator>LibreOffice/4.4.5.2$Windows_x86 LibreOffice_project/a22f674fd25a3b6f45bdebf25400ed2adff0ff99</meta:generator>
    <meta:document-statistic meta:object-count="28"/>
  </office:meta>
</office:document-meta>
</file>